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oyagiKouzanFontT" svg:font-family="AoyagiKouzanFontT" style:font-pitch="variable"/>
    <style:font-face style:name="AoyagiSosekiFont2" svg:font-family="AoyagiSosekiFont2" style:font-pitch="variable"/>
    <style:font-face style:name="Dejima" svg:font-family="Dejima" style:font-pitch="variable"/>
    <style:font-face style:name="IPA P明朝" svg:font-family="'IPA P明朝'" style:font-pitch="variable"/>
    <style:font-face style:name="KanjiStrokeOrders" svg:font-family="KanjiStrokeOrders" style:font-pitch="variable"/>
    <style:font-face style:name="Kochi Mincho" svg:font-family="'Kochi Mincho'" style:font-pitch="variable"/>
    <style:font-face style:name="KouzanBrushFont" svg:font-family="KouzanBrushFont" style:font-pitch="variable"/>
    <style:font-face style:name="KouzanBrushFontGyousyo" svg:font-family="KouzanBrushFontGyousyo" style:font-pitch="variable"/>
    <style:font-face style:name="KouzanBrushFontSousyo" svg:font-family="KouzanBrushFontSousyo" style:font-pitch="variable"/>
    <style:font-face style:name="Monapo" svg:font-family="Monapo" style:font-pitch="variable"/>
    <style:font-face style:name="Sazanami Mincho" svg:font-family="'Sazanami Mincho'" style:font-pitch="variable"/>
    <style:font-face style:name="TakaoMincho" svg:font-family="TakaoMincho" style:font-pitch="variable"/>
    <style:font-face style:name="Ume Mincho" svg:font-family="'Ume Mincho'" style:font-pitch="variable"/>
    <style:font-face style:name="衡山毛筆フォント" svg:font-family="衡山毛筆フォント" style:font-pitch="variable"/>
    <style:font-face style:name="衡山毛筆フォント草書" svg:font-family="衡山毛筆フォント草書" style:font-pitch="variable"/>
    <style:font-face style:name="衡山毛筆フォント行書" svg:font-family="衡山毛筆フォント行書" style:font-pitch="variable"/>
    <style:font-face style:name="青柳疎石フォント2" svg:font-family="青柳疎石フォント2" style:font-pitch="variable"/>
    <style:font-face style:name="青柳衡山フォントT" svg:font-family="青柳衡山フォント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style:font-name-asian="Times New Roman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4pt" style:font-name-asian="AoyagiSosekiFont2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4pt" style:font-name-asian="Dejima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24pt" style:font-name-asian="IPA P明朝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24pt" style:font-name-asian="KanjiStrokeOrders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24pt" style:font-name-asian="Kochi Mincho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24pt" style:font-name-asian="KouzanBrushFont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24pt" style:font-name-asian="KouzanBrushFontGyousyo" style:font-size-asian="24pt" style:font-size-complex="2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24pt" style:font-name-asian="KouzanBrushFontSousyo" style:font-size-asian="24pt" style:font-size-complex="2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24pt" style:font-name-asian="Sazanami Mincho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24pt" style:font-name-asian="TakaoMincho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24pt" style:font-name-asian="Ume Mincho" style:font-size-asian="24pt" style:font-size-complex="24pt"/>
    </style:style>
    <style:style style:name="P14" style:family="paragraph" style:parent-style-name="Standard">
      <style:text-properties fo:font-size="24pt" style:font-name-asian="Monapo" style:font-size-asian="24pt" style:font-size-complex="24pt"/>
    </style:style>
    <style:style style:name="P15" style:family="paragraph" style:parent-style-name="Standard">
      <style:text-properties fo:font-size="24pt" style:font-name-asian="衡山毛筆フォント" style:font-size-asian="24pt" style:font-size-complex="24pt"/>
    </style:style>
    <style:style style:name="P16" style:family="paragraph" style:parent-style-name="Standard">
      <style:text-properties fo:font-size="24pt" style:font-name-asian="衡山毛筆フォント草書" style:font-size-asian="24pt" style:font-size-complex="24pt"/>
    </style:style>
    <style:style style:name="P17" style:family="paragraph" style:parent-style-name="Standard">
      <style:text-properties fo:font-size="24pt" style:font-name-asian="衡山毛筆フォント行書" style:font-size-asian="24pt" style:font-size-complex="24pt"/>
    </style:style>
    <style:style style:name="P18" style:family="paragraph" style:parent-style-name="Standard">
      <style:text-properties fo:font-size="24pt" style:font-name-asian="青柳疎石フォント2" style:font-size-asian="24pt" style:font-size-complex="24pt"/>
    </style:style>
    <style:style style:name="P19" style:family="paragraph" style:parent-style-name="Standard">
      <style:text-properties fo:font-size="24pt" style:font-name-asian="青柳衡山フォントT" style:font-size-asian="24pt" style:font-size-complex="24pt"/>
    </style:style>
    <style:style style:name="P20" style:family="paragraph" style:parent-style-name="Standard">
      <style:text-properties style:font-name="Monapo"/>
    </style:style>
    <style:style style:name="P21" style:family="paragraph" style:parent-style-name="Standard">
      <style:text-properties fo:font-size="12pt" style:font-name-asian="Monapo" style:font-size-asian="10.5pt" style:font-size-complex="12pt"/>
    </style:style>
    <style:style style:name="P22" style:family="paragraph" style:parent-style-name="Standard">
      <style:text-properties style:font-name="衡山毛筆フォント" fo:font-size="14pt" style:font-name-asian="Monapo" style:font-size-asian="14pt" style:font-size-complex="14pt"/>
    </style:style>
    <style:style style:name="P23" style:family="paragraph" style:parent-style-name="Standard">
      <style:text-properties style:font-name="衡山毛筆フォント草書" fo:font-size="18pt" style:font-name-asian="衡山毛筆フォント草書" style:font-size-asian="18pt" style:font-size-complex="18pt"/>
    </style:style>
    <style:style style:name="P24" style:family="paragraph" style:parent-style-name="Standard">
      <style:text-properties style:font-name="衡山毛筆フォント行書" fo:font-size="18pt" style:font-name-asian="衡山毛筆フォント行書" style:font-size-asian="18pt" style:font-size-complex="18pt"/>
    </style:style>
    <style:style style:name="P25" style:family="paragraph" style:parent-style-name="Standard">
      <style:text-properties style:font-name="青柳疎石フォント2" fo:font-size="18pt" style:font-name-asian="青柳疎石フォント2" style:font-size-asian="18pt" style:font-size-complex="18pt"/>
    </style:style>
    <style:style style:name="P26" style:family="paragraph" style:parent-style-name="Standard">
      <style:text-properties style:font-name="青柳衡山フォントT" fo:font-size="18pt" style:font-name-asian="青柳衡山フォントT" style:font-size-asian="15.75pt" style:font-size-complex="18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24pt" style:font-name-asian="AoyagiKouzanFontT" style:font-size-asian="24pt" style:font-size-complex="24pt"/>
    </style:style>
    <style:style style:name="T1" style:family="text">
      <style:text-properties style:font-name="衡山毛筆フォント" fo:font-size="14pt" style:font-name-asian="Monapo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oyagiKouzanFontT </text:p>
      <text:p text:style-name="P27">日曜日月火水木金土零 ひらがな カタカナ １２３４５６７８９０</text:p>
      <text:p text:style-name="P1">AoyagiSosekiFont2 </text:p>
      <text:p text:style-name="P3">日曜日月火水木金土零 ひらがな カタカナ １２３４５６７８９０</text:p>
      <text:p text:style-name="P1">Dejima </text:p>
      <text:p text:style-name="P4">日曜日月火水木金土零 ひらがな カタカナ １２３４５６７８９０</text:p>
      <text:p text:style-name="P1">IPAMincho </text:p>
      <text:p text:style-name="P5">日曜日月火水木金土零 ひらがな カタカナ １２３４５６７８９０</text:p>
      <text:p text:style-name="P1">KanjiStrokeOrders </text:p>
      <text:p text:style-name="P6">日曜日月火水木金土零 ひらがな カタカナ １２３４５６７８９０</text:p>
      <text:p text:style-name="P1">Kochi Mincho </text:p>
      <text:p text:style-name="P7">日曜日月火水木金土零 ひらがな カタカナ １２３４５６７８９０</text:p>
      <text:p text:style-name="P1">KouzanBrushFont </text:p>
      <text:p text:style-name="P8">日曜日月火水木金土零 ひらがな カタカナ １２３４５６７８９０</text:p>
      <text:p text:style-name="P1">KouzanBrushFontGyousyo </text:p>
      <text:p text:style-name="P9">日曜日月火水木金土零 ひらがな カタカナ １２３４５６７８９０</text:p>
      <text:p text:style-name="P1">KouzanBrushFontSousyo </text:p>
      <text:p text:style-name="P10">日曜日月火水木金土零 ひらがな カタカナ １２３４５６７８９０</text:p>
      <text:p text:style-name="P1">Sazanami Mincho </text:p>
      <text:p text:style-name="P11">日曜日月火水木金土零 ひらがな カタカナ １２３４５６７８９０</text:p>
      <text:p text:style-name="P1">TakaoMincho </text:p>
      <text:p text:style-name="P12">日曜日月火水木金土零 ひらがな カタカナ １２３４５６７８９０</text:p>
      <text:p text:style-name="P1"><text:soft-page-break/>Ume Mincho </text:p>
      <text:p text:style-name="P13">日曜日月火水木金土零 ひらがな カタカナ １２３４５６７８９０</text:p>
      <text:p text:style-name="P20">Monapo</text:p>
      <text:p text:style-name="P14">日曜日月火水木金土零 ひらがな カタカナ １２３４５６７８９０</text:p>
      <text:p text:style-name="P21">Japanese Name:</text:p>
      <text:p text:style-name="P22">衡山毛筆フォント: (Kouzan)</text:p>
      <text:p text:style-name="P15">日曜日月火水木金土零 ひらがな カタカナ １２３４５６７８９０</text:p>
      <text:p text:style-name="P23">衡山毛筆フォント草書:<text:span text:style-name="T1"> (Kouzan)</text:span></text:p>
      <text:p text:style-name="P16">日曜日月火水木金土零 ひらがな カタカナ １２３４５６７８９０</text:p>
      <text:p text:style-name="P24">衡山毛筆フォント行書: (Kouzan)</text:p>
      <text:p text:style-name="P17">日曜日月火水木金土零 ひらがな カタカナ １２３４５６７８９０</text:p>
      <text:p text:style-name="P25">青柳疎石フォント2: (AoyagiSosekiFont2)</text:p>
      <text:p text:style-name="P18">日曜日月火水木金土零 ひらがな カタカナ １２３４５６７８９０</text:p>
      <text:p text:style-name="P26">青柳衡山フォントT: (AoyagiKouzanFontT)</text:p>
      <text:p text:style-name="P19">日曜日月火水木金土零 ひらがな カタカナ １２３４５６７８９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oyagiKouzanFontT" svg:font-family="AoyagiKouzanFontT" style:font-pitch="variable"/>
    <style:font-face style:name="AoyagiSosekiFont2" svg:font-family="AoyagiSosekiFont2" style:font-pitch="variable"/>
    <style:font-face style:name="Dejima" svg:font-family="Dejima" style:font-pitch="variable"/>
    <style:font-face style:name="IPA P明朝" svg:font-family="'IPA P明朝'" style:font-pitch="variable"/>
    <style:font-face style:name="KanjiStrokeOrders" svg:font-family="KanjiStrokeOrders" style:font-pitch="variable"/>
    <style:font-face style:name="Kochi Mincho" svg:font-family="'Kochi Mincho'" style:font-pitch="variable"/>
    <style:font-face style:name="KouzanBrushFont" svg:font-family="KouzanBrushFont" style:font-pitch="variable"/>
    <style:font-face style:name="KouzanBrushFontGyousyo" svg:font-family="KouzanBrushFontGyousyo" style:font-pitch="variable"/>
    <style:font-face style:name="KouzanBrushFontSousyo" svg:font-family="KouzanBrushFontSousyo" style:font-pitch="variable"/>
    <style:font-face style:name="Monapo" svg:font-family="Monapo" style:font-pitch="variable"/>
    <style:font-face style:name="Sazanami Mincho" svg:font-family="'Sazanami Mincho'" style:font-pitch="variable"/>
    <style:font-face style:name="TakaoMincho" svg:font-family="TakaoMincho" style:font-pitch="variable"/>
    <style:font-face style:name="Ume Mincho" svg:font-family="'Ume Mincho'" style:font-pitch="variable"/>
    <style:font-face style:name="衡山毛筆フォント" svg:font-family="衡山毛筆フォント" style:font-pitch="variable"/>
    <style:font-face style:name="衡山毛筆フォント草書" svg:font-family="衡山毛筆フォント草書" style:font-pitch="variable"/>
    <style:font-face style:name="衡山毛筆フォント行書" svg:font-family="衡山毛筆フォント行書" style:font-pitch="variable"/>
    <style:font-face style:name="青柳疎石フォント2" svg:font-family="青柳疎石フォント2" style:font-pitch="variable"/>
    <style:font-face style:name="青柳衡山フォントT" svg:font-family="青柳衡山フォント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bor Harcsa</meta:initial-creator>
    <meta:creation-date>2012-08-31T23:23:06</meta:creation-date>
    <dc:date>2012-09-13T00:44:12</dc:date>
    <meta:editing-duration>PT2H10M3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37" meta:word-count="528" meta:character-count="880" meta:non-whitespace-character-count="805"/>
  </office:meta>
</office:document-meta>
</file>